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66ac" officeooo:paragraph-rsid="000066ac"/>
    </style:style>
    <style:style style:name="P2" style:family="paragraph" style:parent-style-name="Standard">
      <style:text-properties fo:font-size="24pt" fo:font-weight="bold" officeooo:rsid="000066ac" officeooo:paragraph-rsid="000066ac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0066ac" officeooo:paragraph-rsid="000066ac" style:font-size-asian="14pt" style:font-size-complex="14pt"/>
    </style:style>
    <style:style style:name="P4" style:family="paragraph" style:parent-style-name="Standard">
      <style:text-properties fo:font-style="italic" officeooo:rsid="000066ac" officeooo:paragraph-rsid="000066a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ctica 3</text:p>
      <text:p text:style-name="P1"/>
      <text:p text:style-name="P3">Comentaris:</text:p>
      <text:p text:style-name="P1"/>
      <text:p text:style-name="P1">El meu client, l’Arnau, volia una pagina senzilla i visual, on la navegació fos rapida i directa. L’usuari, prenent la teoria dels tres clics, ha de trobar la informació rapidament. </text:p>
      <text:p text:style-name="P1">Això era suficient amb una capçalera amb el nom del lloc, una sezilla navegació al centre de la pagina i una presentació del lloc amb una imatge a la banda esquerra i el text a la banda dreta.</text:p>
      <text:p text:style-name="P1">A més a més, com a peu de foto, calia posar un enllaç a la web del lloc original. Tot al mig de la pagina</text:p>
      <text:p text:style-name="P1"/>
      <text:p text:style-name="P1">Per a tot això he hagut de fer diverses modificacions, trobar un color identificatiu per a la web i endreçar amb divs tot. </text:p>
      <text:p text:style-name="P1"/>
      <text:p text:style-name="P1"/>
      <text:p text:style-name="P4">Sergio Liz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9:38:42.200827692</meta:creation-date>
    <dc:date>2016-10-25T19:47:39.883966066</dc:date>
    <meta:editing-duration>PT8M58S</meta:editing-duration>
    <meta:editing-cycles>1</meta:editing-cycles>
    <meta:document-statistic meta:table-count="0" meta:image-count="0" meta:object-count="0" meta:page-count="1" meta:paragraph-count="7" meta:word-count="121" meta:character-count="636" meta:non-whitespace-character-count="520"/>
    <meta:generator>LibreOffice/5.1.4.2$Linux_X86_64 LibreOffice_project/10m0$Build-2</meta:generator>
  </office:meta>
</office:document-meta>
</file>